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d18" officeooo:paragraph-rsid="001cbd18"/>
    </style:style>
    <style:style style:name="P2" style:family="paragraph" style:parent-style-name="Standard">
      <style:text-properties officeooo:rsid="001d865f" officeooo:paragraph-rsid="001d865f"/>
    </style:style>
    <style:style style:name="P3" style:family="paragraph" style:parent-style-name="Standard">
      <style:text-properties officeooo:rsid="001d865f" officeooo:paragraph-rsid="001d96af"/>
    </style:style>
    <style:style style:name="P4" style:family="paragraph" style:parent-style-name="Standard">
      <style:text-properties officeooo:rsid="001d96af" officeooo:paragraph-rsid="001d96af"/>
    </style:style>
    <style:style style:name="P5" style:family="paragraph" style:parent-style-name="Standard">
      <style:text-properties officeooo:rsid="001f30b1" officeooo:paragraph-rsid="001f30b1"/>
    </style:style>
    <style:style style:name="T1" style:family="text">
      <style:text-properties officeooo:rsid="001d865f"/>
    </style:style>
    <style:style style:name="T2" style:family="text">
      <style:text-properties officeooo:rsid="001d96af"/>
    </style:style>
    <style:style style:name="T3" style:family="text">
      <style:text-properties officeooo:rsid="001f30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2)</text:p>
      <text:p text:style-name="Standard">2°) Modifier la valeur du paramètre encoding dans les arguments de la fonction with ... open avec 'ASCII'.</text:p>
      <text:p text:style-name="Standard">Noter les observations.</text:p>
      <text:p text:style-name="P1">ça crash</text:p>
      <text:p text:style-name="P1"/>
      <text:p text:style-name="Standard">3°) Faire de même avec 'ISO-8859-1' puis 'utf-8'. Noter les observations.</text:p>
      <text:p text:style-name="P1">L’affichage s’effectue correctament</text:p>
      <text:p text:style-name="P1"/>
      <text:p text:style-name="P1">a) Quelle est la taille en octets de la phrase : "Il est temps de se mettre au travail !" ? : 40 octec</text:p>
      <text:p text:style-name="P1">Le résultat est-il</text:p>
      <text:p text:style-name="P1">l’identique ? Si non pourquoi ? : non car il n’utilise pas le meme encoding</text:p>
      <text:p text:style-name="P1"/>
      <text:p text:style-name="P1">"Hello world !"</text:p>
      <text:p text:style-name="P2">72 101 108 108 111 119 111 114 108 100 <text:span text:style-name="T2">33</text:span></text:p>
      <text:p text:style-name="P2">1001000 </text:p>
      <text:p text:style-name="P2">1100101</text:p>
      <text:p text:style-name="P2">1101100</text:p>
      <text:p text:style-name="P2">1101100</text:p>
      <text:p text:style-name="P2">1101111</text:p>
      <text:p text:style-name="P2">1110111</text:p>
      <text:p text:style-name="P2">1101111</text:p>
      <text:p text:style-name="P2">1110010</text:p>
      <text:p text:style-name="P2">1101100</text:p>
      <text:p text:style-name="P2">1100100</text:p>
      <text:p text:style-name="P3">0100001</text:p>
      <text:p text:style-name="P2">en 7 bits complement a ajouter</text:p>
      <text:p text:style-name="P2">1000010 1110010 1100001 1110110 1101111 0100001</text:p>
      <text:p text:style-name="P2">66 114 97 118 111 33</text:p>
      <text:p text:style-name="P2">Bravo!</text:p>
      <text:p text:style-name="P2">Le symbole € possède la valeur décimale 8364.</text:p>
      <text:p text:style-name="P2">1°) Convertir cette valeur en binaire.</text:p>
      <text:p text:style-name="P2">2°) Combien d’octets doit-on utiliser en UTF-8 pour coder ce nombre convenablement ?</text:p>
      <text:p text:style-name="P2">3°) Donner le codage UTF-8 correspondant.</text:p>
      <text:p text:style-name="P2">100000 10101100</text:p>
      <text:p text:style-name="P4"><text:span text:style-name="T3">3</text:span> octet</text:p>
      <text:p text:style-name="P5"><text:span text:style-name="T4">1110 </text:span><text:span text:style-name="T5">0010</text:span><text:span text:style-name="T4"> <text:s/>10</text:span> <text:span text:style-name="T1">0000</text:span>10<text:span text:style-name="T1"> </text:span><text:span text:style-name="T4">10</text:span> <text:span text:style-name="T1">10110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2:18:54.691000000</meta:creation-date>
    <dc:date>2021-11-15T12:51:22.922000000</dc:date>
    <meta:editing-duration>PT22M7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3" meta:word-count="167" meta:character-count="941" meta:non-whitespace-character-count="805"/>
  </office:meta>
</office:document-meta>
</file>